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701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1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rotation-angle="90" style:vertical-align="to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17">
      <style:table-cell-properties style:text-align-source="fix" style:repeat-content="false" style:rotation-angle="90" style:vertical-align="top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117"/>
    <style:style style:name="ta_extref" style:family="table">
      <style:table-properties table:display="false"/>
    </style:style>
  </office:automatic-styles>
  <office:body>
    <office:spreadsheet>
      <table:table table:name="saikat" table:style-name="ta1" table:print="false">
        <table:table-column table:style-name="co2" table:number-columns-repeated="8" table:default-cell-style-name="Default"/>
        <table:table-column table:style-name="co2" table:number-columns-repeated="2" table:default-cell-style-name="ce4"/>
        <table:table-row table:style-name="ro3">
          <table:table-cell table:style-name="ce1" office:value-type="string">
            <text:p>dictionarySize</text:p>
          </table:table-cell>
          <table:table-cell table:style-name="ce1" office:value-type="string">
            <text:p>useKer</text:p>
          </table:table-cell>
          <table:table-cell table:style-name="ce1" office:value-type="string">
            <text:p>useLLC</text:p>
          </table:table-cell>
          <table:table-cell table:style-name="ce1" office:value-type="string">
            <text:p>pyramidLevels</text:p>
          </table:table-cell>
          <table:table-cell table:style-name="ce1" office:value-type="string">
            <text:p>k</text:p>
          </table:table-cell>
          <table:table-cell table:style-name="ce1" office:value-type="string">
            <text:p>numTextonImages</text:p>
          </table:table-cell>
          <table:table-cell table:style-name="ce1" office:value-type="string">
            <text:p>patchSize</text:p>
          </table:table-cell>
          <table:table-cell table:style-name="ce1" office:value-type="string">
            <text:p>gridSpacing</text:p>
          </table:table-cell>
          <table:table-cell table:style-name="ce2" office:value-type="string">
            <text:p>Accuracy</text:p>
          </table:table-cell>
          <table:table-cell table:style-name="ce2" office:value-type="string">
            <text:p>MeanAcc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3" office:value-type="float" office:value="76.7839">
            <text:p>76.78</text:p>
          </table:table-cell>
          <table:table-cell table:style-name="ce3" office:value-type="float" office:value="76.0985">
            <text:p>76.10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2" office:value-type="float" office:value="8">
            <text:p>8</text:p>
          </table:table-cell>
          <table:table-cell table:style-name="ce3" office:value-type="float" office:value="75.4774">
            <text:p>75.48</text:p>
          </table:table-cell>
          <table:table-cell table:style-name="ce3" office:value-type="float" office:value="75.0612">
            <text:p>75.06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3" office:value-type="float" office:value="69.0452">
            <text:p>69.05</text:p>
          </table:table-cell>
          <table:table-cell table:style-name="ce3" office:value-type="float" office:value="68.2521">
            <text:p>68.25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number-columns-repeated="2"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3" office:value-type="float" office:value="43.8191">
            <text:p>43.82</text:p>
          </table:table-cell>
          <table:table-cell table:style-name="ce3" office:value-type="float" office:value="45.4741">
            <text:p>45.47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3" office:value-type="float" office:value="77.9899">
            <text:p>77.99</text:p>
          </table:table-cell>
          <table:table-cell table:style-name="ce3" office:value-type="float" office:value="77.4809">
            <text:p>77.48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number-columns-repeated="2"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3" office:value-type="float" office:value="41.5745">
            <text:p>41.57</text:p>
          </table:table-cell>
          <table:table-cell table:style-name="ce3" office:value-type="float" office:value="43.4759">
            <text:p>43.48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3" office:value-type="float" office:value="75.5779">
            <text:p>75.58</text:p>
          </table:table-cell>
          <table:table-cell table:style-name="ce3" office:value-type="float" office:value="74.8952">
            <text:p>74.90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number-columns-repeated="2"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2" office:value-type="float" office:value="16">
            <text:p>16</text:p>
          </table:table-cell>
          <table:table-cell table:style-name="ce3" office:value-type="float" office:value="42.8476">
            <text:p>42.85</text:p>
          </table:table-cell>
          <table:table-cell table:style-name="ce3" office:value-type="float" office:value="43.9107">
            <text:p>43.9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2" office:value-type="float" office:value="16">
            <text:p>16</text:p>
          </table:table-cell>
          <table:table-cell table:style-name="ce3" office:value-type="float" office:value="70.2513">
            <text:p>70.25</text:p>
          </table:table-cell>
          <table:table-cell table:style-name="ce3" office:value-type="float" office:value="68.9255">
            <text:p>68.93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style-name="ce3" office:value-type="float" office:value="76.5829">
            <text:p>76.58</text:p>
          </table:table-cell>
          <table:table-cell table:style-name="ce3" office:value-type="float" office:value="75.9143">
            <text:p>75.9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style-name="ce3" office:value-type="float" office:value="75.5779">
            <text:p>75.58</text:p>
          </table:table-cell>
          <table:table-cell table:style-name="ce3" office:value-type="float" office:value="74.7791">
            <text:p>74.78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style-name="ce3" office:value-type="float" office:value="70.7873">
            <text:p>70.79</text:p>
          </table:table-cell>
          <table:table-cell table:style-name="ce3" office:value-type="float" office:value="69.7365">
            <text:p>69.74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3" office:value-type="float" office:value="77.5544">
            <text:p>77.55</text:p>
          </table:table-cell>
          <table:table-cell table:style-name="ce3" office:value-type="float" office:value="77.019">
            <text:p>77.02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2" office:value-type="float" office:value="8">
            <text:p>8</text:p>
          </table:table-cell>
          <table:table-cell table:style-name="ce3" office:value-type="float" office:value="75.9129">
            <text:p>75.91</text:p>
          </table:table-cell>
          <table:table-cell table:style-name="ce3" office:value-type="float" office:value="75.3313">
            <text:p>75.33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3" office:value-type="float" office:value="68.0737">
            <text:p>68.07</text:p>
          </table:table-cell>
          <table:table-cell table:style-name="ce3" office:value-type="float" office:value="67.647">
            <text:p>67.65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3" office:value-type="float" office:value="77.6214">
            <text:p>77.62</text:p>
          </table:table-cell>
          <table:table-cell table:style-name="ce3" office:value-type="float" office:value="77.111">
            <text:p>77.11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3" office:value-type="float" office:value="76.1809">
            <text:p>76.18</text:p>
          </table:table-cell>
          <table:table-cell table:style-name="ce3" office:value-type="float" office:value="75.4618">
            <text:p>75.46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2" office:value-type="float" office:value="16">
            <text:p>16</text:p>
          </table:table-cell>
          <table:table-cell table:style-name="ce3" office:value-type="float" office:value="69.2797">
            <text:p>69.28</text:p>
          </table:table-cell>
          <table:table-cell table:style-name="ce3" office:value-type="float" office:value="67.9447">
            <text:p>67.94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style-name="ce3" office:value-type="float" office:value="76.3484">
            <text:p>76.35</text:p>
          </table:table-cell>
          <table:table-cell table:style-name="ce3" office:value-type="float" office:value="75.675">
            <text:p>75.68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style-name="ce3" office:value-type="float" office:value="75.8459">
            <text:p>75.85</text:p>
          </table:table-cell>
          <table:table-cell table:style-name="ce3" office:value-type="float" office:value="74.9369">
            <text:p>74.94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style-name="ce3" office:value-type="float" office:value="71.1223">
            <text:p>71.12</text:p>
          </table:table-cell>
          <table:table-cell table:style-name="ce3" office:value-type="float" office:value="69.8565">
            <text:p>69.86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table:style-name="ce3" office:value-type="float" office:value="51.3233">
            <text:p>51.32</text:p>
          </table:table-cell>
          <table:table-cell table:style-name="ce3" office:value-type="float" office:value="51.35">
            <text:p>51.35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number-columns-repeated="2"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table:style-name="ce3" office:value-type="float" office:value="24.4221">
            <text:p>24.42</text:p>
          </table:table-cell>
          <table:table-cell table:style-name="ce3" office:value-type="float" office:value="24.9446">
            <text:p>24.94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3" office:value-type="float" office:value="44.22">
            <text:p>44.22</text:p>
          </table:table-cell>
          <table:table-cell table:style-name="ce3" office:value-type="float" office:value="44.41">
            <text:p>44.4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number-columns-repeated="2"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3" office:value-type="float" office:value="10.98">
            <text:p>10.98</text:p>
          </table:table-cell>
          <table:table-cell table:style-name="ce3" office:value-type="float" office:value="9.5279">
            <text:p>9.53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3" office:value-type="float" office:value="64.2546">
            <text:p>64.25</text:p>
          </table:table-cell>
          <table:table-cell table:style-name="ce3" office:value-type="float" office:value="62.75">
            <text:p>62.75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number-columns-repeated="2"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3" office:value-type="float" office:value="42.64">
            <text:p>42.64</text:p>
          </table:table-cell>
          <table:table-cell table:style-name="ce3" office:value-type="float" office:value="42.91">
            <text:p>42.9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3" office:value-type="float" office:value="58.12">
            <text:p>58.12</text:p>
          </table:table-cell>
          <table:table-cell table:style-name="ce3" office:value-type="float" office:value="56.43">
            <text:p>56.43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number-columns-repeated="2"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3" office:value-type="float" office:value="41.41">
            <text:p>41.41</text:p>
          </table:table-cell>
          <table:table-cell table:style-name="ce3" office:value-type="float" office:value="39.16">
            <text:p>39.16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6">
            <text:p>16</text:p>
          </table:table-cell>
          <table:table-cell table:style-name="ce3" office:value-type="float" office:value="47.16">
            <text:p>47.16</text:p>
          </table:table-cell>
          <table:table-cell table:style-name="ce3" office:value-type="float" office:value="45.199">
            <text:p>45.20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number-columns-repeated="2"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6">
            <text:p>16</text:p>
          </table:table-cell>
          <table:table-cell table:style-name="ce3" office:value-type="float" office:value="17.25">
            <text:p>17.25</text:p>
          </table:table-cell>
          <table:table-cell table:style-name="ce3" office:value-type="float" office:value="18.4086">
            <text:p>18.4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style-name="ce3" office:value-type="float" office:value="65.159">
            <text:p>65.16</text:p>
          </table:table-cell>
          <table:table-cell table:style-name="ce3" office:value-type="float" office:value="63.26">
            <text:p>63.26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number-columns-repeated="2"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style-name="ce3" office:value-type="float" office:value="55.64">
            <text:p>55.64</text:p>
          </table:table-cell>
          <table:table-cell table:style-name="ce3" office:value-type="float" office:value="53.71">
            <text:p>53.7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style-name="ce3" office:value-type="float" office:value="61.54">
            <text:p>61.54</text:p>
          </table:table-cell>
          <table:table-cell table:style-name="ce3" office:value-type="float" office:value="59.44">
            <text:p>59.44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number-columns-repeated="2"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style-name="ce3" office:value-type="float" office:value="37.05">
            <text:p>37.05</text:p>
          </table:table-cell>
          <table:table-cell table:style-name="ce3" office:value-type="float" office:value="36.21">
            <text:p>36.2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style-name="ce3" office:value-type="float" office:value="50.41">
            <text:p>50.41</text:p>
          </table:table-cell>
          <table:table-cell table:style-name="ce3" office:value-type="float" office:value="48.65">
            <text:p>48.65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number-columns-repeated="2"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style-name="ce3" office:value-type="float" office:value="48.74">
            <text:p>48.74</text:p>
          </table:table-cell>
          <table:table-cell table:style-name="ce3" office:value-type="float" office:value="46.9">
            <text:p>46.90</text:p>
          </table:table-cell>
        </table:table-row>
        <table:table-row table:style-name="ro2" table:number-rows-repeated="65497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aikat.A1:saikat.J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4/17/2014</text:date>, <text:time>17:2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ikat Gomes</meta:initial-creator>
    <meta:creation-date>2014-04-17T12:56:11</meta:creation-date>
    <dc:date>2014-04-17T17:21:15</dc:date>
    <dc:creator>Saikat Gomes</dc:creator>
    <meta:editing-duration>PT01H28M27S</meta:editing-duration>
    <meta:editing-cycles>12</meta:editing-cycles>
    <meta:generator>OpenOffice.org/3.2$Unix OpenOffice.org_project/320m19$Build-9505</meta:generator>
    <meta:document-statistic meta:table-count="3" meta:cell-count="380" meta:object-count="0"/>
  </office:meta>
</office:document-meta>
</file>